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5968" calcext:value-type="float">
            <text:p>107.18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202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72736" calcext:value-type="float">
            <text:p>106.47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2022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60088" calcext:value-type="float">
            <text:p>105.86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202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7472" calcext:value-type="float">
            <text:p>103.21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201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428" calcext:value-type="float">
            <text:p>102.82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201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0616" calcext:value-type="float">
            <text:p>100.94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201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5904" calcext:value-type="float">
            <text:p>99.81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201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201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412" calcext:value-type="float">
            <text:p>97.73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201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0368" calcext:value-type="float">
            <text:p>96.67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201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42" calcext:value-type="float">
            <text:p>94.5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201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1392" calcext:value-type="float">
            <text:p>92.6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2010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2592" calcext:value-type="float">
            <text:p>90.8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200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7696" calcext:value-type="float">
            <text:p>89.0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200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200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200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492" calcext:value-type="float">
            <text:p>85.0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2005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36" calcext:value-type="float">
            <text:p>84.4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200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0008" calcext:value-type="float">
            <text:p>82.3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200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200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5184" calcext:value-type="float">
            <text:p>78.8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200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199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199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8632" calcext:value-type="float">
            <text:p>74.39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199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6568" calcext:value-type="float">
            <text:p>70.07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199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2632" calcext:value-type="float">
            <text:p>68.30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199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4688" calcext:value-type="float">
            <text:p>66.4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199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199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199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0672" calcext:value-type="float">
            <text:p>64.05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198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976" calcext:value-type="float">
            <text:p>61.14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198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198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2256" calcext:value-type="float">
            <text:p>60.72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198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198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244" calcext:value-type="float">
            <text:p>61.4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198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198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198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198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197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197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197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197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197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4816" calcext:value-type="float">
            <text:p>50.7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197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948" calcext:value-type="float">
            <text:p>49.1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197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7208" calcext:value-type="float">
            <text:p>48.5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197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197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1971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6" meta:object-count="0"/>
    <meta:user-defined meta:name="AppVersion">3.0</meta:user-defined>
  </office:meta>
</office:document-meta>
</file>